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GALI SUGEY SANCHEZ VARGAS</text:span></text:p>
      <text:p text:style-name="P3"><text:span text:style-name="T6">CANT. TOTAL DE CAJAS: 7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MAGALI SUGEY SANCHEZ VARGA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41:5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